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img {</text:p>
      <text:p text:style-name="Standard"><text:s text:c="2"/>border-radius: 50%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2&gt;Rounded Images&lt;/h2&gt;</text:p>
      <text:p text:style-name="Standard">&lt;p&gt;Use the border-radius property to create circled images:&lt;/p&gt;</text:p>
      <text:p text:style-name="Standard"/>
      <text:p text:style-name="Standard">&lt;img src="paris.jpg" alt="Paris" width="300" height="300"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9:12:37.670952288</meta:creation-date>
    <dc:date>2019-02-24T19:13:04.160708566</dc:date>
    <meta:editing-duration>PT26S</meta:editing-duration>
    <meta:editing-cycles>1</meta:editing-cycles>
    <meta:document-statistic meta:table-count="0" meta:image-count="0" meta:object-count="0" meta:page-count="1" meta:paragraph-count="15" meta:word-count="30" meta:character-count="240" meta:non-whitespace-character-count="223"/>
    <meta:generator>LibreOffice/6.0.7.3$Linux_X86_64 LibreOffice_project/00m0$Build-3</meta:generator>
  </office:meta>
</office:document-meta>
</file>